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/>
    <style:style style:name="ce3" style:family="table-cell" style:parent-style-name="Default" style:data-style-name="N37"/>
    <style:style style:name="ce4" style:family="table-cell" style:parent-style-name="Default" style:data-style-name="N128"/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2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_2" table:style-name="ta1">
        <table:table-column table:style-name="co1" table:number-columns-repeated="13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expiration date</text:p>
          </table:table-cell>
          <table:table-cell office:value-type="string" calcext:value-type="string">
            <text:p>special code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city 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current balance</text:p>
          </table:table-cell>
          <table:table-cell office:value-type="string" calcext:value-type="string">
            <text:p>Interest rate</text:p>
          </table:table-cell>
          <table:table-cell office:value-type="string" calcext:value-type="string">
            <text:p>Recurring</text:p>
          </table:table-cell>
          <table:table-cell table:style-name="Default" office:value-type="string" calcext:value-type="string">
            <text:p>next payment date</text:p>
          </table:table-cell>
          <table:table-cell office:value-type="string" calcext:value-type="string">
            <text:p>next payment amount</text:p>
          </table:table-cell>
          <table:table-cell office:value-type="string" calcext:value-type="string">
            <text:p>ex term date</text:p>
          </table:table-cell>
          <table:table-cell office:value-type="string" calcext:value-type="string">
            <text:p>Cost to miss payment</text:p>
          </table:table-cell>
          <table:table-cell office:value-type="string" calcext:value-type="string">
            <text:p>Lapsed payments?</text:p>
          </table:table-cell>
          <table:table-cell office:value-type="string" calcext:value-type="string">
            <text:p>Credit worthiness</text:p>
          </table:table-cell>
        </table:table-row>
        <table:table-row table:style-name="ro1">
          <table:table-cell office:value-type="string" calcext:value-type="string">
            <text:p>David salazar</text:p>
          </table:table-cell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240 cator avenue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ted states</text:p>
          </table:table-cell>
          <table:table-cell/>
          <table:table-cell table:style-name="ce1" office:value-type="float" office:value="6490.64" calcext:value-type="float">
            <text:p>6490.64</text:p>
          </table:table-cell>
          <table:table-cell table:style-name="ce2" office:value-type="percentage" office:value="0.3" calcext:value-type="percentage">
            <text:p>30.00%</text:p>
          </table:table-cell>
          <table:table-cell table:style-name="ce2" office:value-type="string" calcext:value-type="string">
            <text:p>Weekly</text:p>
          </table:table-cell>
          <table:table-cell table:formula="of:=TODAY()+7-WEEKDAY(TODAY()+7-6)" office:value-type="date" office:date-value="2018-01-12" calcext:value-type="date">
            <text:p>01/12/18</text:p>
          </table:table-cell>
          <table:table-cell office:value-type="float" office:value="200" calcext:value-type="float">
            <text:p>200</text:p>
          </table:table-cell>
          <table:table-cell table:style-name="ce3" table:formula="of:=ROUNDUP([.K2]/[.O2])*365/52+[.N2]" office:value-type="date" office:date-value="2018-08-31T15:13:50.769231" calcext:value-type="date">
            <text:p>08/31/18</text:p>
          </table:table-cell>
          <table:table-cell table:style-name="ce5" table:formula="of:=[.O2]*(1+[.K2]/[.O2]/IF([.M2]=&quot;Weekly&quot;;52;IF([.M2]=&quot;Monthly&quot;;12;1))*[.L2])-[.O2]" office:value-type="float" office:value="37.446" calcext:value-type="float">
            <text:p>37.446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1-[.R2]/([.K2]/[.O2])" office:value-type="percentage" office:value="0.969186397643376" calcext:value-type="percentage">
            <text:p>96.92%</text:p>
          </table:table-cell>
        </table:table-row>
        <table:table-row table:style-name="ro1">
          <table:table-cell office:value-type="string" calcext:value-type="string">
            <text:p>yuvraja beni</text:p>
          </table:table-cell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table:number-columns-repeated="7"/>
          <table:table-cell table:style-name="ce1" office:value-type="float" office:value="3928.77" calcext:value-type="float">
            <text:p>3928.77</text:p>
          </table:table-cell>
          <table:table-cell table:style-name="ce2" office:value-type="percentage" office:value="0.3" calcext:value-type="percentage">
            <text:p>30.00%</text:p>
          </table:table-cell>
          <table:table-cell table:style-name="ce2" office:value-type="string" calcext:value-type="string">
            <text:p>Monthly</text:p>
          </table:table-cell>
          <table:table-cell table:formula="of:=DATE(YEAR(TODAY());MONTH(TODAY())+1;1)+4" office:value-type="date" office:date-value="2018-02-05" calcext:value-type="date">
            <text:p>02/05/18</text:p>
          </table:table-cell>
          <table:table-cell office:value-type="float" office:value="200" calcext:value-type="float">
            <text:p>200</text:p>
          </table:table-cell>
          <table:table-cell table:style-name="ce3" table:formula="of:=ROUNDUP([.K3]/[.O3])*365/12+[.N3]" office:value-type="date" office:date-value="2019-10-06T08:00:00" calcext:value-type="date">
            <text:p>10/06/19</text:p>
          </table:table-cell>
          <table:table-cell table:style-name="ce6" table:formula="of:=[.O3]*(1+[.K3]/[.O3]/IF([.M3]=&quot;Weekly&quot;;52;IF([.M3]=&quot;Monthly&quot;;12;1))*[.L3])-[.O3]" office:value-type="float" office:value="98.21925" calcext:value-type="float">
            <text:p>98.22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1-[.R3]/([.K3]/[.O3])" office:value-type="percentage" office:value="0.847280446551974" calcext:value-type="percentage">
            <text:p>84.73%</text:p>
          </table:table-cell>
        </table:table-row>
        <table:table-row table:style-name="ro1">
          <table:table-cell table:number-columns-repeated="13"/>
          <table:table-cell table:style-name="ce4"/>
          <table:table-cell table:number-columns-repeated="5"/>
        </table:table-row>
        <table:table-row table:style-name="ro1">
          <table:table-cell table:number-columns-repeated="19"/>
        </table:table-row>
      </table:table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 digital credit card that transfers money into your account that you will have paid by a certain amount of time after with interest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’m john, I have 2000000 dolla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’ll put my money in an account where, if someone requests that money, i’ll transfer it to them (at no cost now, but a (variable interest rate) that determines how quickly they pay back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 they ever take too long to pay back, the interest on their outstanding balances rises for th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 the years go by, they are able to withdraw higher and higher funds as long as they prove a clearance of credit volume lev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y wants to borrow 3000 dollars. She will pay minimum payments or higher of, converting their 3k into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nding limit</text:p>
          </table:table-cell>
          <table:table-cell office:value-type="string" calcext:value-type="string">
            <text:p>based on number of payments made against number of payments missed</text:p>
          </table:table-cell>
          <table:table-cell table:number-columns-repeated="2"/>
          <table:table-cell office:value-type="string" calcext:value-type="string">
            <text:p>payment</text:p>
          </table:table-cell>
          <table:table-cell office:value-type="string" calcext:value-type="string">
            <text:p>interest/y</text:p>
          </table:table-cell>
          <table:table-cell office:value-type="string" calcext:value-type="string">
            <text:p>rate/yr</text:p>
          </table:table-cell>
        </table:table-row>
        <table:table-row table:style-name="ro1">
          <table:table-cell office:value-type="string" calcext:value-type="string">
            <text:p>borrow month</text:p>
          </table:table-cell>
          <table:table-cell office:value-type="float" office:value="3928.77" calcext:value-type="float">
            <text:p>3928.77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hn paid 55% of his bills on tim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 incurred interest 40% of the tim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overpaid and ended up making 2 late payment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s inability to pay properly has made him pay at leas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 table:formula="of:=[.E18]/[.B12]" office:value-type="percentage" office:value="0.0750871137786126" calcext:value-type="percentage">
            <text:p>7.51%</text:p>
          </table:table-cell>
          <table:table-cell office:value-type="string" calcext:value-type="string">
            <text:p>or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Dollars extra 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riginally he had borrowed 4k, now he has 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f he had paid everything on time, i’d have made no money.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ince he mispaid 40%, I lost out on time, but gained money instead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otal expected number of payments</text:p>
          </table:table-cell>
          <table:table-cell office:value-type="string" calcext:value-type="string">
            <text:p>number of payments so far</text:p>
          </table:table-cell>
          <table:table-cell office:value-type="string" calcext:value-type="string">
            <text:p>payments missed</text:p>
          </table:table-cell>
          <table:table-cell office:value-type="string" calcext:value-type="string">
            <text:p>double lending request?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E23]/[.D23]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22:43:43.142848779</meta:creation-date>
    <dc:date>2018-01-06T03:30:50.915778514</dc:date>
    <meta:editing-duration>PT2H42M38S</meta:editing-duration>
    <meta:editing-cycles>1</meta:editing-cycles>
    <meta:document-statistic meta:table-count="2" meta:cell-count="109" meta:object-count="0"/>
    <meta:generator>LibreOffice/5.1.6.2$Linux_X86_64 LibreOffice_project/10m0$Build-2</meta:generator>
  </office:meta>
</office:document-meta>
</file>